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928" officeooo:paragraph-rsid="00127928"/>
    </style:style>
    <style:style style:name="P2" style:family="paragraph" style:parent-style-name="Standard" style:list-style-name="L1">
      <style:text-properties officeooo:rsid="00150b9b" officeooo:paragraph-rsid="00150b9b"/>
    </style:style>
    <style:style style:name="P3" style:family="paragraph" style:parent-style-name="Standard" style:list-style-name="L1">
      <style:text-properties officeooo:rsid="0016aa1b" officeooo:paragraph-rsid="0016aa1b"/>
    </style:style>
    <style:style style:name="P4" style:family="paragraph" style:parent-style-name="Standard" style:list-style-name="L1">
      <style:text-properties officeooo:rsid="0018be23" officeooo:paragraph-rsid="0018be23"/>
    </style:style>
    <style:style style:name="P5" style:family="paragraph" style:parent-style-name="Standard" style:list-style-name="L1">
      <style:text-properties officeooo:rsid="001b58c2" officeooo:paragraph-rsid="001b58c2"/>
    </style:style>
    <style:style style:name="P6" style:family="paragraph" style:parent-style-name="Standard" style:list-style-name="L1">
      <style:text-properties officeooo:rsid="001e671d" officeooo:paragraph-rsid="001e671d"/>
    </style:style>
    <style:style style:name="P7" style:family="paragraph" style:parent-style-name="Standard" style:list-style-name="L1">
      <style:text-properties officeooo:rsid="001fbf04" officeooo:paragraph-rsid="001fbf04"/>
    </style:style>
    <style:style style:name="P8" style:family="paragraph" style:parent-style-name="Standard">
      <style:text-properties officeooo:rsid="001fbf04" officeooo:paragraph-rsid="001fbf04"/>
    </style:style>
    <style:style style:name="P9" style:family="paragraph" style:parent-style-name="Standard">
      <style:text-properties officeooo:rsid="0020821b" officeooo:paragraph-rsid="0020821b"/>
    </style:style>
    <style:style style:name="P10" style:family="paragraph" style:parent-style-name="Standard">
      <style:text-properties officeooo:rsid="0022899d" officeooo:paragraph-rsid="0022899d"/>
    </style:style>
    <style:style style:name="P11" style:family="paragraph" style:parent-style-name="Standard">
      <style:text-properties officeooo:rsid="00238f77" officeooo:paragraph-rsid="00238f77"/>
    </style:style>
    <style:style style:name="P12" style:family="paragraph" style:parent-style-name="Standard" style:list-style-name="L2">
      <style:text-properties officeooo:rsid="00238f77" officeooo:paragraph-rsid="00238f77"/>
    </style:style>
    <style:style style:name="P13" style:family="paragraph" style:parent-style-name="Standard">
      <style:text-properties officeooo:rsid="0024cfbd" officeooo:paragraph-rsid="0024cfbd"/>
    </style:style>
    <style:style style:name="P14" style:family="paragraph" style:parent-style-name="Standard">
      <style:text-properties officeooo:rsid="00250927" officeooo:paragraph-rsid="00250927"/>
    </style:style>
    <style:style style:name="P15" style:family="paragraph" style:parent-style-name="Standard">
      <style:text-properties officeooo:rsid="002563a7" officeooo:paragraph-rsid="002563a7"/>
    </style:style>
    <style:style style:name="P16" style:family="paragraph" style:parent-style-name="Standard">
      <style:text-properties officeooo:rsid="00268d4c" officeooo:paragraph-rsid="00268d4c"/>
    </style:style>
    <style:style style:name="T1" style:family="text">
      <style:text-properties officeooo:rsid="00174305"/>
    </style:style>
    <style:style style:name="T2" style:family="text">
      <style:text-properties officeooo:rsid="0019fd53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DL (Data Definition language) : -</text:p>
      <text:p text:style-name="P1">"Data Definition Language." A DDL is a language used to define data structures and modify data. For example, DDL commands can be used to add, remove, or modify tables within in a database.</text:p>
      <text:p text:style-name="P1"/>
      <text:list xml:id="list3606750845" text:style-name="L1">
        <text:list-item>
          <text:p text:style-name="P2">How to remove table column ?</text:p>
          <text:p text:style-name="P3">Syntax : - ALTER TABLE table_name DROP COLUMN column_name; </text:p>
        </text:list-item>
        <text:list-item>
          <text:p text:style-name="P3">How to add column in table ?</text:p>
          <text:p text:style-name="P3">Syntax : - ALTER table table_name add <text:span text:style-name="T1">column </text:span>column_name column_size;</text:p>
        </text:list-item>
        <text:list-item>
          <text:p text:style-name="P4">Drop column .</text:p>
          <text:p text:style-name="P4">Syntax :- alter table table_name drop column column_name;</text:p>
        </text:list-item>
        <text:list-item>
          <text:p text:style-name="P4">change column name.</text:p>
          <text:p text:style-name="P4">Syntax : - <text:span text:style-name="T2">alter table table_name remane column column_name to new_column_name;</text:span></text:p>
        </text:list-item>
        <text:list-item>
          <text:p text:style-name="P5">change column type.</text:p>
          <text:p text:style-name="P5">Syntax :- ALTER TABLE table_name ALTER COLUMN column_name [SET DATA] TYPE new_data_type;</text:p>
        </text:list-item>
        <text:list-item>
          <text:p text:style-name="P6">Adding primary key.</text:p>
          <text:p text:style-name="P6">Syntax : - alter table table_name add primary key(column_name);</text:p>
        </text:list-item>
        <text:list-item>
          <text:p text:style-name="P7">remove primary key.</text:p>
          <text:p text:style-name="P7">Syntax : - alter table table_name drop constraint primary_key;</text:p>
        </text:list-item>
      </text:list>
      <text:p text:style-name="P8"/>
      <text:p text:style-name="P9">DML (Data Manipulation Language) : - The SQL commands that deals with the manipulation of data present in the database belong to DML or Data Manipulation Language and this includes most of the SQL statements.</text:p>
      <text:p text:style-name="P10">There are basicly 4 types of dml commands, they very usefully.</text:p>
      <text:p text:style-name="P10">Insert , update, delete, etc.</text:p>
      <text:p text:style-name="P10"/>
      <text:p text:style-name="P11">Select : - The select command contains several clauses that we can use to write a query easily. The basic task while performing the select command is to query data from tables within the database.</text:p>
      <text:p text:style-name="P11">The various clauses of SELECT command are as follows:</text:p>
      <text:list xml:id="list1595036310" text:style-name="L2">
        <text:list-item>
          <text:p text:style-name="P12">Sort rows with the help of the ORDER BY clause.</text:p>
        </text:list-item>
        <text:list-item>
          <text:p text:style-name="P12">Group rows into groups using GROUP BY clause</text:p>
        </text:list-item>
        <text:list-item>
          <text:p text:style-name="P12">Filter the rows with the help of the WHERE clause.</text:p>
        </text:list-item>
        <text:list-item>
          <text:p text:style-name="P12">Filter the groups with the help of the HAVING clause.</text:p>
        </text:list-item>
        <text:list-item>
          <text:p text:style-name="P12">Select separate rows with the help of a DISTINCT operator.</text:p>
        </text:list-item>
        <text:list-item>
          <text:p text:style-name="P12">Perform set operations with the help of UNION, INTERSECT, and EXCEPT.</text:p>
        </text:list-item>
        <text:list-item>
          <text:p text:style-name="P12">Join with other tables with joins such as LEFT JOIN, INNER JOIN, CROSS JOIN, FULL OUTER JOIN conditions.</text:p>
        </text:list-item>
      </text:list>
      <text:p text:style-name="P11"/>
      <text:p text:style-name="P13">Update :- <text:s/>the UPDATE command is used to change the present records in a table. To update the selected rows, we have to use the WHERE clause; otherwise, all rows would be updated.</text:p>
      <text:p text:style-name="P14">Syntax :- UPDATE table_name <text:s/>SET column1 = value1, <text:s text:c="2"/>column2 = value2...., <text:s/>columnN = valueN <text:s text:c="3"/></text:p>
      <text:p text:style-name="P14">WHERE <text:s text:c="2"/>condition; </text:p>
      <text:p text:style-name="P14"/>
      <text:p text:style-name="P15">Delete :- The DELETE command is used to delete all existing records from a table. And the WHERE clause is used to remove the selected records or else, all the data would be eliminated.</text:p>
      <text:p text:style-name="P16">Syntax : - DELETE FROM table_name WHERE [condition]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6:24:42.352721979</meta:creation-date>
    <meta:generator>LibreOffice/6.0.7.3$Linux_X86_64 LibreOffice_project/00m0$Build-3</meta:generator>
    <dc:date>2021-05-17T17:13:04.999229759</dc:date>
    <meta:editing-duration>PT48M15S</meta:editing-duration>
    <meta:editing-cycles>20</meta:editing-cycles>
    <meta:document-statistic meta:table-count="0" meta:image-count="0" meta:object-count="0" meta:page-count="1" meta:paragraph-count="33" meta:word-count="419" meta:character-count="2369" meta:non-whitespace-character-count="1990"/>
  </office:meta>
</office:document-meta>
</file>